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style:font-name-asian="Helvetica" style:font-name-complex="Helvetica"/>
    </style:style>
    <style:style style:name="P3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fo:font-weight="normal" style:font-name-asian="Helvetica" style:font-weight-asian="normal" style:font-name-complex="Helvetica" style:font-weight-complex="normal"/>
    </style:style>
    <style:style style:name="P4" style:family="paragraph" style:parent-style-name="Standard" style:master-page-name="Standard">
      <style:paragraph-properties style:page-number="auto"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5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6" style:family="paragraph" style:parent-style-name="Standard" style:list-style-name="L2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7" style:family="paragraph" style:parent-style-name="Standard" style:list-style-name="L3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8" style:family="paragraph" style:parent-style-name="Standard" style:list-style-name="L4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9" style:family="paragraph" style:parent-style-name="Standard" style:list-style-name="L5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10" style:family="paragraph" style:parent-style-name="Standard" style:list-style-name="L6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ungeonDiver3 Alpha Version History</text:p>
      <text:p text:style-name="P1"/>
      <text:p text:style-name="P1">V1.0.0-alpha4 (04/06/2012):</text:p>
      <text:p text:style-name="P3">New Features:</text:p>
      <text:list xml:id="list969176582" text:style-name="L1">
        <text:list-item>
          <text:p text:style-name="P5">Added a new menu item to the Help menu: What's New in DungeonDiver3. Invoking this displays the game's version history.</text:p>
        </text:list-item>
        <text:list-item>
          <text:p text:style-name="P5">Added a new preference to the Misc. tab: Are Character Changes Permanent; the default is no. If this is enabled, character status changes are written back to the corresponding character files.</text:p>
        </text:list-item>
      </text:list>
      <text:p text:style-name="P3">Bug Fixes:</text:p>
      <text:list xml:id="list1229643190" text:style-name="L2">
        <text:list-item>
          <text:p text:style-name="P6">Fixed a bug that caused members of your party to not display before their first move in battles after the first.</text:p>
        </text:list-item>
        <text:list-item>
          <text:p text:style-name="P6">Fixed a bug that caused the game to fail to realize that a battle is in progress.</text:p>
        </text:list-item>
        <text:list-item>
          <text:p text:style-name="P6">Fixed two bugs with the Prestige Viewer:</text:p>
          <text:list>
            <text:list-item>
              <text:p text:style-name="P6">Clicking the View Prestige... command in the Game menu previously did nothing. Now it shows the Prestige dialog like it is supposed to.</text:p>
            </text:list-item>
            <text:list-item>
              <text:p text:style-name="P6">The colors for the various elements of prestige (which couldn't be seen due to the first bug) were wrong. The colors have now been corrected.</text:p>
            </text:list-item>
          </text:list>
        </text:list-item>
        <text:list-item>
          <text:p text:style-name="P6">Fixed a color bug with the panels in the various stat displays.</text:p>
        </text:list-item>
      </text:list>
      <text:p text:style-name="P3">Other Changes:</text:p>
      <text:list xml:id="list172767613" text:style-name="L3">
        <text:list-item>
          <text:p text:style-name="P7">Improved integration with the operating system.</text:p>
        </text:list-item>
        <text:list-item>
          <text:p text:style-name="P7">Halved the number of action points consumed by stealing and draining in battle.</text:p>
        </text:list-item>
      </text:list>
      <text:p text:style-name="P1"/>
      <text:p text:style-name="P1">V1.0.0-alpha3 (04/04/2012):</text:p>
      <text:p text:style-name="P2">Bug Fixes:</text:p>
      <text:list xml:id="list1249672958" text:style-name="L4">
        <text:list-item>
          <text:p text:style-name="P8">Fixed a freezing bug that occurred intermittently while the game was playing sounds.</text:p>
        </text:list-item>
      </text:list>
      <text:p text:style-name="P3">Other Changes:</text:p>
      <text:list xml:id="list1805629457" text:style-name="L5">
        <text:list-item>
          <text:p text:style-name="P9">Increased the average number of battles required to gain a level, in turn increasing the amount of gold earned before leveling up.</text:p>
        </text:list-item>
        <text:list-item>
          <text:p text:style-name="P9">Doubled the maximum amount of gold possible to earn per battle.</text:p>
        </text:list-item>
        <text:list-item>
          <text:p text:style-name="P9">Reduced the maximum level attainable from 250 to 99.</text:p>
        </text:list-item>
        <text:list-item>
          <text:p text:style-name="P9">Changed the formula for computing the price of enhancements to weapons and armor – it now increases with the power of the equipment being enhanced.</text:p>
        </text:list-item>
        <text:list-item>
          <text:p text:style-name="P9">Changed the formula for the base price of weapons and armor to make gear a LOT cheaper as level increases, as an incentive to purchase it.</text:p>
        </text:list-item>
        <text:list-item>
          <text:p text:style-name="P9">Changed the formula for the number of battles required to gain a level to be more reasonable as level increases.</text:p>
          <text:list>
            <text:list-item>
              <text:p text:style-name="P9">As a comparison example, to get from level 98 to 99 under the old system would have required over 1,000,000,000,000 (1 quadrillion) battles.</text:p>
            </text:list-item>
            <text:list-item>
              <text:p text:style-name="P9">The new, more reasonable formula requires 200 battles to get from level 98 to level 99.</text:p>
            </text:list-item>
          </text:list>
        </text:list-item>
      </text:list>
      <text:p text:style-name="P1"/>
      <text:p text:style-name="P1">V1.0.0-alpha2 (04/02/2012):</text:p>
      <text:p text:style-name="P2">Bug Fixes:</text:p>
      <text:list xml:id="list1533400906" text:continue-list="list1249672958" text:style-name="L4">
        <text:list-item>
          <text:p text:style-name="P8">Fixed menu bugs:</text:p>
          <text:list>
            <text:list-item>
              <text:p text:style-name="P8">It is no longer possible to save your game while in the middle of battle.</text:p>
            </text:list-item>
            <text:list-item>
              <text:p text:style-name="P8">The game no longer prompts you to save if you are in the middle of battle and <text:soft-page-break/>quit the game.</text:p>
            </text:list-item>
            <text:list-item>
              <text:p text:style-name="P8">Registering and unregistering characters can only be done while NOT playing a game, now.</text:p>
            </text:list-item>
          </text:list>
        </text:list-item>
        <text:list-item>
          <text:p text:style-name="P8">Fixed faith data bug causing all effects that do damage to not work.</text:p>
        </text:list-item>
        <text:list-item>
          <text:p text:style-name="P8">Fixed poisoning to work more reliably and consistently.</text:p>
        </text:list-item>
        <text:list-item>
          <text:p text:style-name="P8">Fixed several issues with the updater.</text:p>
        </text:list-item>
      </text:list>
      <text:p text:style-name="P3">Other Changes:</text:p>
      <text:list xml:id="list2065160053" text:style-name="L6">
        <text:list-item>
          <text:p text:style-name="P10">Changed the scoring system slightly:</text:p>
          <text:list>
            <text:list-item>
              <text:p text:style-name="P10">Score tables are no longer saved or used, since only the first entry is ever populated.</text:p>
            </text:list-item>
            <text:list-item>
              <text:p text:style-name="P10">You are no longer prompted for a name for the score table; instead, your final score is shown in a dialog.</text:p>
            </text:list-item>
            <text:list-item>
              <text:p text:style-name="P10">The View Score Table... command in the Game menu was removed.</text:p>
            </text:list-item>
          </text:list>
        </text:list-item>
      </text:list>
      <text:p text:style-name="P1"/>
      <text:p text:style-name="P1">V1.0.0-alpha1 (04/01/2012):</text:p>
      <text:p text:style-name="P2">New Features:</text:p>
      <text:list xml:id="list804611706" text:continue-list="list1533400906" text:style-name="L4">
        <text:list-item>
          <text:p text:style-name="P8">Initial alpha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ahnell</meta:initial-creator>
    <meta:creation-date>2010-01-29T10:09:00</meta:creation-date>
    <dc:date>2012-04-05T18:54:44</dc:date>
    <meta:generator>LibreOffice/3.5$MacOSX_x86 LibreOffice_project/dc9775d-05ecbee-0851ad3-1586698-727bf66</meta:generator>
    <meta:editing-duration>PT18H53M22S</meta:editing-duration>
    <meta:editing-cycles>416</meta:editing-cycles>
    <dc:title>Mazer5D Version History</dc:title>
    <meta:document-statistic meta:table-count="0" meta:image-count="0" meta:object-count="0" meta:page-count="2" meta:paragraph-count="44" meta:word-count="534" meta:character-count="2976" meta:non-whitespace-character-count="2517"/>
  </office:meta>
</office:document-meta>
</file>